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aeeb72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941ce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2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b0d5f1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b0d5f1" fo:background-color="#ffffff" style:font-name-asian="Calibri" style:font-size-asian="10.5pt" style:font-weight-asian="normal" style:font-name-complex="Times New Roman1" style:font-size-complex="12pt" style:font-weight-complex="normal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font-weight="normal" officeooo:rsid="00b2b6bf" fo:background-color="#ffffff" loext:char-shading-value="0" style:font-name-asian="Calibri" style:font-weight-asian="normal" style:font-name-complex="Times New Roman1" style:font-weight-complex="normal"/>
    </style:style>
    <style:style style:name="T14" style:family="text">
      <style:text-properties officeooo:rsid="00ac5d8a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4cm" draw:visible-area-height="5.02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jav ajava 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4">13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творення об’єктно-орієнтованих програм <text:s/>і <text:s/>консольних <text:s/>додатків <text:s/>з використанням Java.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1">Тема. <text:span text:style-name="T11">Створення об’єктно-орієнтованих програм <text:s/>і <text:s/>консольних <text:s/>додатків <text:s/>з використанням Java.</text:span></text:p>
      <text:p text:style-name="P15"/>
      <text:p text:style-name="P16">Завдання. <text:span text:style-name="T11">Написати об'єктно-орієнтовану програму на мові Java. Організувати консольний інтерфейс взаємодії з користувачем, структура діалогу — меню. В програмі повинно бути не менше трьох класів.</text:span></text:p>
      <text:p text:style-name="P18"/>
      <text:p text:style-name="P17"><text:span text:style-name="T9">Індивідуальн</text:span><text:span text:style-name="T10">е</text:span><text:span text:style-name="T9"> завдання. </text:span><text:span text:style-name="T13">1. </text:span><text:span text:style-name="T12">Дана <text:s/>дійсна <text:s/>матриця. <text:s/>Переставляючи <text:s/>її <text:s/>рядки <text:s/>і <text:s/>стовпці, <text:s/>домогтися <text:s/>того, <text:s/>щоб найбільший елемент (один з них) виявився в верхньому лівому кутку.</text:span></text:p>
      <text:p text:style-name="P16"/>
      <text:p text:style-name="P19"/>
      <text:p text:style-name="P20">Діаграма класів.</text:p>
      <text:p text:style-name="P24">StarUML</text:p>
      <text:p text:style-name="P20"/>
      <text:p text:style-name="P20">Алгоритм розв'язання задачі.</text:p>
      <text:p text:style-name="P24">diagrams.net</text:p>
      <text:p text:style-name="P20"/>
      <text:p text:style-name="P20">Текст програми.</text:p>
      <text:p text:style-name="P25">source code</text:p>
      <text:p text:style-name="P20">Приклад роботи програми.</text:p>
      <text:p text:style-name="P25">screens</text:p>
      <text:p text:style-name="P20">Висновки.</text:p>
      <text:p text:style-name="P24">??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16T22:36:44.473399186</dc:date>
    <meta:editing-duration>PT11H25M32S</meta:editing-duration>
    <meta:editing-cycles>146</meta:editing-cycles>
    <meta:generator>LibreOffice/7.0.4.2$Linux_X86_64 LibreOffice_project/00$Build-2</meta:generator>
    <meta:document-statistic meta:table-count="0" meta:image-count="0" meta:object-count="1" meta:page-count="2" meta:paragraph-count="28" meta:word-count="126" meta:character-count="1025" meta:non-whitespace-character-count="902"/>
  </office:meta>
</office:document-meta>
</file>